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CD000003E60D79D142.gif" manifest:media-type=""/>
  <manifest:file-entry manifest:full-path="Pictures/10000000000006CD000003E60D4B0253.gif" manifest:media-type=""/>
  <manifest:file-entry manifest:full-path="Pictures/10000000000006CD000003E62FFEAD82.gif" manifest:media-type=""/>
  <manifest:file-entry manifest:full-path="Pictures/10000000000006CD000003E6C382E576.gif" manifest:media-type=""/>
  <manifest:file-entry manifest:full-path="Pictures/100000000000034A000002725A96B3B9.gif" manifest:media-type=""/>
  <manifest:file-entry manifest:full-path="Pictures/10000000000006CD00000402F2622D89.gif" manifest:media-type=""/>
  <manifest:file-entry manifest:full-path="Pictures/10000000000006CD000004027AD4937F.gif" manifest:media-type=""/>
  <manifest:file-entry manifest:full-path="Pictures/10000000000006CD000003D0B6CD132B.gif" manifest:media-type=""/>
  <manifest:file-entry manifest:full-path="Pictures/10000000000006CD000003E60B573E0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Gamma ID</text:p>
          </draw:text-box>
        </draw:frame>
        <draw:frame draw:style-name="gr1" draw:text-style-name="P1" draw:layer="layout" svg:width="27.999cm" svg:height="16.049cm" svg:x="0cm" svg:y="4.525cm">
          <draw:image xlink:href="Pictures/10000000000006CD000003E60B573E0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Gamma ID</text:p>
          </draw:text-box>
        </draw:frame>
        <draw:frame draw:style-name="gr1" draw:text-style-name="P1" draw:layer="layout" svg:width="27.999cm" svg:height="16.049cm" svg:x="0.001cm" svg:y="4.064cm">
          <draw:image xlink:href="Pictures/10000000000006CD000003E6C382E57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Gamma ID</text:p>
          </draw:text-box>
        </draw:frame>
        <draw:frame draw:style-name="gr1" draw:text-style-name="P1" draw:layer="layout" svg:width="27.999cm" svg:height="16.049cm" svg:x="0cm" svg:y="4.572cm">
          <draw:image xlink:href="Pictures/10000000000006CD000003E62FFEAD8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Gamma ID (Taya cut)</text:p>
          </draw:text-box>
        </draw:frame>
        <draw:frame draw:style-name="gr1" draw:text-style-name="P1" draw:layer="layout" svg:width="27.999cm" svg:height="16.049cm" svg:x="0cm" svg:y="4.271cm">
          <draw:image xlink:href="Pictures/10000000000006CD000003E60D4B0253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Gamma ID</text:p>
          </draw:text-box>
        </draw:frame>
        <draw:frame draw:style-name="gr1" draw:text-style-name="P1" draw:layer="layout" svg:width="27.999cm" svg:height="16.499cm" svg:x="0.001cm" svg:y="4.064cm">
          <draw:image xlink:href="Pictures/10000000000006CD000004027AD4937F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Gamma</text:p>
          </draw:text-box>
        </draw:frame>
        <draw:frame draw:style-name="gr1" draw:text-style-name="P1" draw:layer="layout" svg:width="27.999cm" svg:height="16.499cm" svg:x="0cm" svg:y="4.501cm">
          <draw:image xlink:href="Pictures/10000000000006CD00000402F2622D8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Gamma</text:p>
          </draw:text-box>
        </draw:frame>
        <draw:frame draw:style-name="gr1" draw:text-style-name="P1" draw:layer="layout" svg:width="27.999cm" svg:height="16.049cm" svg:x="0.102cm" svg:y="4.572cm">
          <draw:image xlink:href="Pictures/10000000000006CD000003E60D79D14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draw:style-name="gr1" draw:text-style-name="P1" draw:layer="layout" svg:width="22.277cm" svg:height="16.562cm" svg:x="2.615cm" svg:y="4.012cm">
          <draw:image xlink:href="Pictures/100000000000034A000002725A96B3B9.gif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amma cut based on fly time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1" draw:text-style-name="P1" draw:layer="layout" svg:width="27.999cm" svg:height="15.695cm" svg:x="0.001cm" svg:y="4.318cm">
          <draw:image xlink:href="Pictures/10000000000006CD000003D0B6CD132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rlando </meta:initial-creator>
    <meta:creation-date>2015-06-02T11:22:20</meta:creation-date>
    <meta:editing-duration>PT5M5S</meta:editing-duration>
    <meta:editing-cycles>4</meta:editing-cycles>
    <dc:date>2015-06-16T11:41:18</dc:date>
    <dc:creator>orlando </dc:creator>
    <meta:generator>LibreOffice/4.0.4.2$Linux_X86_64 LibreOffice_project/400m0$Build-2</meta:generator>
    <meta:document-statistic meta:object-count="56"/>
  </office:meta>
</office:document-meta>
</file>